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435d" officeooo:paragraph-rsid="0014435d"/>
    </style:style>
    <style:style style:name="P2" style:family="paragraph" style:parent-style-name="Standard">
      <style:text-properties officeooo:paragraph-rsid="0014435d"/>
    </style:style>
    <style:style style:name="T1" style:family="text">
      <style:text-properties officeooo:rsid="0014435d"/>
    </style:style>
    <style:style style:name="T2" style:family="text">
      <style:text-properties fo:color="#080808" style:font-name="Ubuntu" fo:font-size="11.3000001907349pt"/>
    </style:style>
    <style:style style:name="T3" style:family="text">
      <style:text-properties fo:color="#080808" style:font-name="Ubuntu" fo:font-size="11.3000001907349pt" officeooo:rsid="001443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ask mapping için, d1_session, d2_trec, ve d3_wikihow veri setleri train validation ve test olmak üzre 3 parçaya ayrılır. “generate dictionary wiki2vec and fasttext” içerisinde “</text:span><text:span text:style-name="T2">prepare_datasets_super.py” </text:span><text:span text:style-name="T3">çalıştırılarak bu set ler üretilir. Sonra task_mapping klasöründeki kod çalıştırılarak query-task mapping yapılır. Tabi data setleri sırası ile yapılır.</text:span></text:p>
      <text:p text:style-name="P1"/>
      <text:p text:style-name="P1">Train ve validation çift şeklinde olur çünkü siamesede eğitilecek, test ise tek sütun şeklinde çünkü task mapping yapılaca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7T10:54:25.291517000</meta:creation-date>
    <dc:date>2022-06-07T10:59:50.399455499</dc:date>
    <meta:editing-duration>PT5M25S</meta:editing-duration>
    <meta:editing-cycles>1</meta:editing-cycles>
    <meta:document-statistic meta:table-count="0" meta:image-count="0" meta:object-count="0" meta:page-count="1" meta:paragraph-count="2" meta:word-count="62" meta:character-count="482" meta:non-whitespace-character-count="421"/>
    <meta:generator>LibreOffice/6.0.7.3$Linux_X86_64 LibreOffice_project/00m0$Build-3</meta:generator>
  </office:meta>
</office:document-meta>
</file>